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50%">
        <style:tab-stops>
          <style:tab-stop style:position="1cm"/>
          <style:tab-stop style:position="2cm"/>
          <style:tab-stop style:position="11cm"/>
          <style:tab-stop style:position="13cm"/>
        </style:tab-stops>
      </style:paragraph-properties>
      <style:text-properties style:font-name="Liberation Sans"/>
    </style:style>
    <style:style style:name="P3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>
        <style:tab-stops>
          <style:tab-stop style:position="1cm"/>
          <style:tab-stop style:position="2cm"/>
          <style:tab-stop style:position="11cm"/>
          <style:tab-stop style:position="13cm"/>
        </style:tab-stops>
      </style:paragraph-properties>
      <style:text-properties style:font-name="Liberation Sans" style:text-underline-style="solid" style:text-underline-width="auto" style:text-underline-color="font-color"/>
    </style:style>
    <style:style style:name="P5" style:family="paragraph" style:parent-style-name="Standard">
      <style:paragraph-properties fo:line-height="150%">
        <style:tab-stops>
          <style:tab-stop style:position="1cm"/>
          <style:tab-stop style:position="2cm"/>
          <style:tab-stop style:position="11cm"/>
          <style:tab-stop style:position="13cm"/>
        </style:tab-stops>
      </style:paragraph-properties>
    </style:style>
    <style:style style:name="T1" style:family="text">
      <style:text-properties style:font-name="Liberation Sans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fo:font-style="italic" style:font-size-asian="8.75pt" style:font-style-asian="italic" style:font-size-complex="10pt" style:font-style-complex="italic"/>
    </style:style>
    <style:style style:name="T4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atureliste Grand Theft Rogue</text:p>
      <text:p text:style-name="P3"><text:tab/><text:span text:style-name="T4">v. Maximilian Stauss und Co.</text:span></text:p>
      <text:p text:style-name="P3"/>
      <text:p text:style-name="P3"/>
      <text:p text:style-name="P1"/>
      <text:p text:style-name="P1">1 … am unwichtigsten/am leichtesten</text:p>
      <text:p text:style-name="P1">…</text:p>
      <text:p text:style-name="P1">10 … am wichtigsten/am aufwendigsten</text:p>
      <text:p text:style-name="P1"/>
      <text:p text:style-name="P1"/>
      <text:p text:style-name="P1"/>
      <text:p text:style-name="P4">Punkt<text:tab/><text:tab/>Wichtigkt.<text:tab/>Aufwand</text:p>
      <text:p text:style-name="P2"/>
      <text:p text:style-name="P2">Tastatursteuerung<text:tab/>10<text:tab/>4</text:p>
      <text:p text:style-name="P5"><text:span text:style-name="T1">Karten/Level:</text:span></text:p>
      <text:p text:style-name="P5"><text:span text:style-name="T1"><text:tab/>Aussehen<text:tab/>10<text:tab/>≥ 3</text:span></text:p>
      <text:p text:style-name="P2"><text:tab/>Wechsel von einer Karte in eine andere (z. B. bei</text:p>
      <text:p text:style-name="P2"><text:tab/><text:tab/>Betreten eines Hauses)<text:tab/>10<text:tab/>9</text:p>
      <text:p text:style-name="P2">Waffen:</text:p>
      <text:p text:style-name="P2"><text:tab/>Attribute (Schaden, Reichweite,</text:p>
      <text:p text:style-name="P2"><text:tab/><text:tab/>Durchschlagskraft …)<text:tab/>10<text:tab/>2</text:p>
      <text:p text:style-name="P2"><text:tab/>Implementierung deren Wirkung im Kampf<text:tab/>10<text:tab/>8</text:p>
      <text:p text:style-name="P2"><text:tab/>Aufrüsten der Waffen<text:tab/>3<text:tab/>5<text:tab/></text:p>
      <text:p text:style-name="P2">Hauptfigur:</text:p>
      <text:p text:style-name="P2"><text:tab/>Attribute<text:tab/>10<text:tab/>3</text:p>
      <text:p text:style-name="P2">NPCs:</text:p>
      <text:p text:style-name="P2"><text:tab/>Händler<text:tab/>5<text:tab/>6</text:p>
      <text:p text:style-name="P2"><text:tab/>Storyteller<text:tab/>5<text:tab/>5</text:p>
      <text:p text:style-name="P2"><text:tab/>Gegner<text:tab/>9<text:tab/>7</text:p>
      <text:p text:style-name="P2"/>
      <text:p text:style-name="P2">Wünsche:</text:p>
      <text:p text:style-name="P2"><text:tab/>Tag-Nacht-Zyklus mit Sichtweitenbeschränkung<text:tab/>1<text:tab/>8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23:00:31</meta:creation-date>
    <dc:date>2013-03-06T23:41:30</dc:date>
    <meta:editing-duration>PT24M8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1" meta:paragraph-count="25" meta:word-count="86" meta:character-count="551" meta:non-whitespace-character-count="470"/>
  </office:meta>
</office:document-meta>
</file>